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192288" style:parent-style-name="Standard">
      <style:paragraph-properties fo:line-height="100%" fo:margin-bottom="0.0mm"/>
    </style:style>
    <style:style style:family="paragraph" style:name="a0a3f25" style:parent-style-name="Standard">
      <style:paragraph-properties fo:line-height="100%" fo:margin-bottom="0.0mm"/>
    </style:style>
    <style:style style:family="paragraph" style:name="ae90cdf" style:parent-style-name="Standard">
      <style:paragraph-properties fo:line-height="100%" fo:margin-bottom="0.0mm"/>
    </style:style>
    <style:style style:family="paragraph" style:name="affed17" style:parent-style-name="Standard">
      <style:paragraph-properties fo:break-before="page" fo:line-height="100%" fo:margin-bottom="0.0mm"/>
    </style:style>
    <style:style style:family="table-cell" style:name="a1b79d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b16e54">
      <style:table-column-properties style:rel-column-width="100*"/>
    </style:style>
    <style:style style:family="table" style:name="aa46ca3">
      <style:table-properties fo:margin-left="0.0mm" style:width="16.249cm" table:align="left"/>
    </style:style>
    <style:style style:family="table-column" style:name="a8e8422">
      <style:table-column-properties style:column-width="81.25mm"/>
    </style:style>
    <style:style style:family="table" style:name="a355937">
      <style:table-properties fo:margin-left="0.0mm" style:rel-width="100%" style:width="16.249cm" table:align="left"/>
    </style:style>
    <style:style style:family="table-column" style:name="ac9d51b">
      <style:table-column-properties style:column-width="81.25mm"/>
    </style:style>
    <style:style style:family="table" style:name="af0479e">
      <style:table-properties fo:margin-left="0.0mm" style:rel-width="100%" style:width="16.249cm" table:align="left"/>
    </style:style>
  </office:automatic-styles>
  <office:body>
    <office:text>
      <table:table table:style-name="af0479e">
        <table:table-column table:number-columns-repeated="1" table:style-name="ac9d51b"/>
        <table:table-row>
          <table:table-cell table:style-name="a1b79da">
            <text:p text:style-name="affed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Absatz-Standardschriftart" style:family="text" style:name="Absatz-Standardschriftart" style:parent-style-name="default_character_style"/>
    <style:default-style style:family="graphic">
      <style:graphic-properties draw:fill="solid" draw:fill-color="#4f81bd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8</dc:date>
    <meta:editing-cycles>2</meta:editing-cycles>
    <meta:editing-duration>PT0.009S</meta:editing-duration>
  </office:meta>
</office:document-meta>
</file>